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3c6" officeooo:paragraph-rsid="000113c6"/>
    </style:style>
    <style:style style:name="P2" style:family="paragraph" style:parent-style-name="Standard">
      <style:text-properties officeooo:rsid="00024099" officeooo:paragraph-rsid="00024099"/>
    </style:style>
    <style:style style:name="P3" style:family="paragraph" style:parent-style-name="Standard">
      <style:text-properties officeooo:rsid="0003fe4c" officeooo:paragraph-rsid="0003fe4c"/>
    </style:style>
    <style:style style:name="P4" style:family="paragraph" style:parent-style-name="Standard">
      <style:text-properties officeooo:rsid="0003fe4c" officeooo:paragraph-rsid="000464d5"/>
    </style:style>
    <style:style style:name="T1" style:family="text">
      <style:text-properties officeooo:rsid="00024099"/>
    </style:style>
    <style:style style:name="T2" style:family="text">
      <style:text-properties officeooo:rsid="0003fe4c"/>
    </style:style>
    <style:style style:name="T3" style:family="text">
      <style:text-properties officeooo:rsid="00046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ètre : <text:span text:style-name="T1">Am</text:span><text:span text:style-name="T2">e</text:span><text:span text:style-name="T1">nde</text:span>, pts_perm, Prison, vitesse, VitesseFixe, <text:span text:style-name="T1">Susp_perm</text:span></text:p>
      <text:p text:style-name="P1"><text:tab/></text:p>
      <text:p text:style-name="P2">Si VitesseFixe == 20 and vitesse &lt; 50 </text:p>
      <text:p text:style-name="P2"><text:tab/>Am<text:span text:style-name="T2">e</text:span>nde = 45</text:p>
      <text:p text:style-name="P2"><text:tab/>pts_perm -=1 </text:p>
      <text:p text:style-name="P2"><text:tab/></text:p>
      <text:p text:style-name="P2"/>
      <text:p text:style-name="P2">Sinon </text:p>
      <text:p text:style-name="P2"><text:tab/>Am<text:span text:style-name="T2">e</text:span>nde = 135</text:p>
      <text:p text:style-name="P2"><text:tab/>pts_perm -= 1 </text:p>
      <text:p text:style-name="P2"/>
      <text:p text:style-name="P2"><text:tab/></text:p>
      <text:p text:style-name="P2">Si 20 &gt; VitesseFixe &gt; 3<text:span text:style-name="T2">0 <text:tab/></text:span></text:p>
      <text:p text:style-name="P2"><text:tab/><text:span text:style-name="T2">Amende = 90</text:span></text:p>
      <text:p text:style-name="P2"><text:tab/><text:span text:style-name="T2">pts_perm -=2</text:span></text:p>
      <text:p text:style-name="P2"/>
      <text:p text:style-name="P3">Si 30 &gt; VitesseFixe &gt; 40 </text:p>
      <text:p text:style-name="P3"><text:tab/>Amende = 90</text:p>
      <text:p text:style-name="P3"><text:tab/>pts_perm -=3</text:p>
      <text:p text:style-name="P3"><text:tab/>Susp_Perm = 3 </text:p>
      <text:p text:style-name="P3">Si 40 &gt; VitesseFix &gt; 50 </text:p>
      <text:p text:style-name="P3"><text:tab/>Amende = 90</text:p>
      <text:p text:style-name="P4"><text:tab/>pts_perm -=4</text:p>
      <text:p text:style-name="P4"><text:tab/><text:span text:style-name="T3">Susp_perm = 3</text:span><text:tab/></text:p>
      <text:p text:style-name="P3">Si Vitesse &gt; 50</text:p>
      <text:p text:style-name="P3"><text:tab/>Amende = 1500</text:p>
      <text:p text:style-name="P3"><text:tab/>pts_perm -= 6</text:p>
      <text:p text:style-name="P3"><text:tab/><text:span text:style-name="T3">Susp_perm = 3</text:span></text:p>
      <text:p text:style-name="P3"/>
      <text:p text:style-name="P3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8:11:56.498109768</meta:creation-date>
    <dc:date>2024-09-12T09:25:58.621592404</dc:date>
    <meta:editing-duration>PT28M46S</meta:editing-duration>
    <meta:editing-cycles>1</meta:editing-cycles>
    <meta:document-statistic meta:table-count="0" meta:image-count="0" meta:object-count="0" meta:page-count="1" meta:paragraph-count="26" meta:word-count="80" meta:character-count="408" meta:non-whitespace-character-count="321"/>
    <meta:generator>LibreOffice/24.2.5.2$Linux_X86_64 LibreOffice_project/420$Build-2</meta:generator>
  </office:meta>
</office:document-meta>
</file>